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style:font-name-asian="Arial" style:font-size-asian="10pt" style:font-name-complex="Arial"/>
    </style:style>
    <style:style style:name="P2" style:family="paragraph" style:parent-style-name="Standard">
      <style:text-properties style:font-name="Arial" fo:font-size="10pt" style:font-name-asian="Arial" style:font-size-asian="10pt" style:font-name-complex="Arial" style:font-size-complex="10pt"/>
    </style:style>
    <style:style style:name="P3" style:family="paragraph" style:parent-style-name="Standard">
      <style:paragraph-properties style:text-autospace="none"/>
      <style:text-properties style:font-name="Arial" fo:font-size="10pt" style:font-name-asian="Arial" style:font-size-asian="10pt" style:font-name-complex="Arial" style:font-size-complex="10pt"/>
    </style:style>
    <style:style style:name="P4" style:family="paragraph" style:parent-style-name="Standard">
      <style:paragraph-properties fo:text-align="center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5" style:family="paragraph" style:parent-style-name="Standard">
      <style:paragraph-properties fo:text-align="end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6" style:family="paragraph" style:parent-style-name="Standard">
      <style:paragraph-properties style:text-autospace="none">
        <style:tab-stops/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7" style:family="paragraph" style:parent-style-name="Standard">
      <style:paragraph-properties fo:text-align="end" style:justify-single-word="false"/>
      <style:text-properties style:font-name="Arial" fo:font-size="10pt" style:font-name-asian="Arial" style:font-size-asian="10pt" style:font-name-complex="Arial"/>
    </style:style>
    <style:style style:name="P8" style:family="paragraph" style:parent-style-name="Standard">
      <style:paragraph-properties fo:text-align="center" style:justify-single-word="false"/>
      <style:text-properties style:font-name="Arial" fo:font-size="10pt" style:font-name-asian="Arial" style:font-size-asian="10pt" style:font-name-complex="Arial"/>
    </style:style>
    <style:style style:name="P9" style:family="paragraph" style:parent-style-name="Standard">
      <style:paragraph-properties fo:text-align="center" style:justify-single-word="false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Arial" fo:font-size="10pt" fo:font-weight="bold" style:font-name-asian="Arial" style:font-size-asian="10pt" style:font-weight-asian="bold" style:font-name-complex="Arial" style:font-weight-complex="bold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Standard">
      <style:paragraph-properties fo:line-height="200%" fo:text-align="center" style:justify-single-word="false" style:shadow="none"/>
      <style:text-properties style:font-name="Arial" fo:font-size="10pt" style:font-name-asian="Arial" style:font-size-asian="10pt" style:font-name-complex="Arial" style:font-size-complex="10pt"/>
    </style:style>
    <style:style style:name="P13" style:family="paragraph" style:parent-style-name="Standard" style:master-page-name="Standard">
      <style:paragraph-properties fo:text-align="center" style:justify-single-word="false" style:page-number="auto"/>
      <style:text-properties style:font-name="Arial" fo:font-size="10pt" style:font-name-asian="Arial" style:font-size-asian="10pt" style:font-name-complex="Arial" style:font-size-complex="10pt"/>
    </style:style>
    <style:style style:name="P14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Arial" fo:font-size="10pt" style:font-name-asian="Arial" style:font-size-asian="10pt" style:font-name-complex="Arial" style:font-size-complex="10pt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1">FORM 146A</text:span> -Rule 146</text:p>
      <text:p text:style-name="P4"/>
      <text:p text:style-name="P9">AFFIDAVIT OF SERVICE</text:p>
      <text:p text:style-name="P4"/>
      <text:p text:style-name="P5">T-1450-15</text:p>
      <text:p text:style-name="P2"/>
      <text:p text:style-name="P11"/>
      <text:p text:style-name="P10">FEDERAL COURT OF CANADA</text:p>
      <text:p text:style-name="Standard"/>
      <text:p text:style-name="Standard"/>
      <text:p text:style-name="P1">BETWEEN:</text:p>
      <text:p text:style-name="P11"/>
      <text:p text:style-name="P10">Radu Hociung</text:p>
      <text:p text:style-name="P7">Plaintiff</text:p>
      <text:p text:style-name="P11"/>
      <text:p text:style-name="P8">and</text:p>
      <text:p text:style-name="P11"/>
      <text:p text:style-name="P10">Minister of Public Safety and Emergency Preparedness</text:p>
      <text:p text:style-name="P5">Defendant</text:p>
      <text:p text:style-name="P4"/>
      <text:p text:style-name="P4">AFFIDAVIT OF SERVICE</text:p>
      <text:p text:style-name="P12"/>
      <text:p text:style-name="P6"/>
      <text:p text:style-name="P6"><text:tab/>I, Radu Hociung, of the City of Panajachel in the Solola Department of Guatemala, SWEAR THAT:</text:p>
      <text:p text:style-name="P6"/>
      <text:p text:style-name="P3">I served Minister of Public Safety and Emergency Preparedness with Motion Record for Motion for Leave to Amend the Statement of Claim by sending a copy by fax on February 21, 2017 to Eric Peterson, solicitor for the Defendant, at .(416) 973-5004</text:p>
      <text:p text:style-name="P3"/>
      <text:p text:style-name="P3">Sworn before me at the City of Panajachel <text:s text:c="2"/>in the Solola Department of Guatemala on February 21, 2017.</text:p>
      <text:p text:style-name="P3"/>
      <text:p text:style-name="P3"/>
      <text:p text:style-name="P3">______________________________________</text:p>
      <text:p text:style-name="P3">Commissioner for Taking Affidavits</text:p>
      <text:p text:style-name="P3">(or as the case may be)</text:p>
      <text:p text:style-name="P3"><text:s/></text:p>
      <text:p text:style-name="P3"/>
      <text:p text:style-name="P3"/>
      <text:p text:style-name="P3">_____________________________</text:p>
      <text:p text:style-name="P3">Radu Hociung</text:p>
      <text:p text:style-name="P3"/>
      <text:p text:style-name="P3">SOR/2004-283, s. 35</text:p>
      <text:p text:style-name="P3"/>
      <text:p text:style-name="P14"><text:span text:style-name="T1">FORMULARIO 146A</text:span> -Regla 146</text:p>
      <text:p text:style-name="P4"/>
      <text:p text:style-name="P9">ACUERDO DE SERVICIO</text:p>
      <text:p text:style-name="P4"/>
      <text:p text:style-name="P5">T-1450-15</text:p>
      <text:p text:style-name="P2"/>
      <text:p text:style-name="P11"/>
      <text:p text:style-name="P10">CORTE FEDERAL DE CANADÁ</text:p>
      <text:p text:style-name="Standard"/>
      <text:p text:style-name="Standard"/>
      <text:p text:style-name="P1">ENTRE:</text:p>
      <text:p text:style-name="P11"/>
      <text:p text:style-name="P10">Radu Hociung</text:p>
      <text:p text:style-name="P7">Demandante</text:p>
      <text:p text:style-name="P11"/>
      <text:p text:style-name="P8">y</text:p>
      <text:p text:style-name="P11"/>
      <text:p text:style-name="P10">Ministro de Seguridad Pública y Preparación para Emergencias</text:p>
      <text:p text:style-name="P5">Acusado</text:p>
      <text:p text:style-name="P4"/>
      <text:p text:style-name="P9">ACUERDO DE SERVICIO</text:p>
      <text:p text:style-name="P12"/>
      <text:p text:style-name="P6"/>
      <text:p text:style-name="P6"><text:tab/>Yo, Radu Hociung, de la Ciudad de Panajachel en el Departamento Solola de Guatemala, JURAMOS QUE:</text:p>
      <text:p text:style-name="P6"/>
      <text:p text:style-name="P3">He servido al Ministro de Seguridad Pública y Preparación de Emergencias con Moción de Reclamo para Moción de Permiso para Enmendar la Declaración de Reclamación enviando una copia por fax el 21 de febrero de 2017 a Eric Peterson, abogado de la Demandada, al (416) 973-5004</text:p>
      <text:p text:style-name="P3"/>
      <text:p text:style-name="P3">Jurado ante mí en la Ciudad de Panajachel en el Departamento de Solola de Guatemala el 21 de febrero de 2017.</text:p>
      <text:p text:style-name="P3"/>
      <text:p text:style-name="P3"/>
      <text:p text:style-name="P3">______________________________________</text:p>
      <text:p text:style-name="P3">Comisionado para la Entrega de Declaraciones Juradas</text:p>
      <text:p text:style-name="P3">(O según sea el caso)</text:p>
      <text:p text:style-name="P3"><text:s/></text:p>
      <text:p text:style-name="P3"/>
      <text:p text:style-name="P3"/>
      <text:p text:style-name="P3">_____________________________</text:p>
      <text:p text:style-name="P3">Radu Hociung</text:p>
      <text:p text:style-name="P3"/>
      <text:p text:style-name="P3">SOR/2004-283, s. 35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none" style:punctuation-wrap="hanging" style:line-break="strict" style:tab-stop-distance="1.27cm" style:writing-mode="page"/>
      <style:text-properties style:use-window-font-color="true" style:font-name="Times New Roman" fo:font-size="12pt" fo:language="en" fo:country="US" style:letter-kerning="true" style:font-name-asian="Times New Roman" style:font-size-asian="12pt" style:language-asian="en" style:country-asian="US" style:font-name-complex="Times New Roman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cm" fo:text-align="start" style:justify-single-word="false" fo:text-indent="0cm" style:auto-text-indent="false" style:text-autospace="ideograph-alpha" style:vertical-align="auto"/>
      <style:text-properties fo:font-size="12pt" fo:language="en" fo:country="US" style:font-size-asian="12pt" style:language-asian="en" style:country-asian="US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herry Phillips</meta:initial-creator>
    <dc:creator>Radu Hociung</dc:creator>
    <meta:creation-date>2005-01-11T13:26:00</meta:creation-date>
    <dc:date>2017-02-21T14:40:51.55</dc:date>
    <meta:generator>OpenOffice/4.0.1$Win32 OpenOffice.org_project/401m5$Build-9714</meta:generator>
    <meta:editing-duration>PT2H55M21S</meta:editing-duration>
    <meta:editing-cycles>6</meta:editing-cycles>
    <meta:document-statistic meta:table-count="0" meta:image-count="0" meta:object-count="0" meta:page-count="2" meta:paragraph-count="42" meta:word-count="252" meta:character-count="1626"/>
  </office:meta>
</office:document-meta>
</file>